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oU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ulti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3"/>
          <table:table-cell office:value-type="float" office:value="65.98" calcext:value-type="float">
            <text:p>65,9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3"/>
          <table:table-cell office:value-type="float" office:value="72.11" calcext:value-type="float">
            <text:p>72,1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3"/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string" calcext:value-type="string">
            <text:p>Multi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Loss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ulti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3"/>
          <table:table-cell office:value-type="float" office:value="0.0812" calcext:value-type="float">
            <text:p>0,081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3"/>
          <table:table-cell office:value-type="float" office:value="0.0749" calcext:value-type="float">
            <text:p>0,074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3"/>
          <table:table-cell office:value-type="float" office:value="0.0843" calcext:value-type="float">
            <text:p>0,0843</text:p>
          </table:table-cell>
        </table:table-row>
        <table:table-row table:style-name="ro1">
          <table:table-cell office:value-type="string" calcext:value-type="string">
            <text:p>Multi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ulti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3"/>
          <table:table-cell office:value-type="float" office:value="97.3" calcext:value-type="float">
            <text:p>97,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3"/>
          <table:table-cell office:value-type="float" office:value="97.49" calcext:value-type="float">
            <text:p>97,4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3"/>
          <table:table-cell office:value-type="float" office:value="96.93" calcext:value-type="float">
            <text:p>96,93</text:p>
          </table:table-cell>
        </table:table-row>
        <table:table-row table:style-name="ro1">
          <table:table-cell office:value-type="string" calcext:value-type="string">
            <text:p>Multi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09:23:27.349438096</meta:creation-date>
    <dc:date>2021-06-18T09:30:13.206413533</dc:date>
    <meta:editing-duration>PT6M46S</meta:editing-duration>
    <meta:editing-cycles>1</meta:editing-cycles>
    <meta:document-statistic meta:table-count="1" meta:cell-count="36" meta:object-count="0"/>
    <meta:generator>LibreOffice/6.4.7.2$Linux_X86_64 LibreOffice_project/40$Build-2</meta:generator>
  </office:meta>
</office:document-meta>
</file>